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4a18d" officeooo:paragraph-rsid="0014a18d"/>
    </style:style>
    <style:style style:name="P2" style:family="paragraph" style:parent-style-name="Standard">
      <style:text-properties officeooo:rsid="00150b00" officeooo:paragraph-rsid="00150b00"/>
    </style:style>
    <style:style style:name="P3" style:family="paragraph" style:parent-style-name="Standard">
      <style:text-properties officeooo:rsid="0015ee71" officeooo:paragraph-rsid="00150b00"/>
    </style:style>
    <style:style style:name="P4" style:family="paragraph" style:parent-style-name="Standard">
      <style:text-properties officeooo:rsid="0015ee71" officeooo:paragraph-rsid="00150b00"/>
    </style:style>
    <style:style style:name="P5" style:family="paragraph" style:parent-style-name="Standard">
      <style:text-properties officeooo:rsid="0015ee71" officeooo:paragraph-rsid="0016f3a7"/>
    </style:style>
    <style:style style:name="P6" style:family="paragraph" style:parent-style-name="Standard">
      <style:text-properties officeooo:rsid="0016f3a7" officeooo:paragraph-rsid="0016f3a7"/>
    </style:style>
    <style:style style:name="P7" style:family="paragraph" style:parent-style-name="Standard">
      <style:text-properties officeooo:rsid="0018d6e4" officeooo:paragraph-rsid="0018d6e4"/>
    </style:style>
    <style:style style:name="P8" style:family="paragraph" style:parent-style-name="Standard">
      <style:text-properties officeooo:rsid="001a1a5f" officeooo:paragraph-rsid="001a1a5f"/>
    </style:style>
    <style:style style:name="T1" style:family="text">
      <style:text-properties officeooo:rsid="001a658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PAINTING Projet Majeure</text:p>
      <text:p text:style-name="P1">DI FOLCO</text:p>
      <text:p text:style-name="P1">JALLAIS</text:p>
      <text:p text:style-name="P1">GIROT</text:p>
      <text:p text:style-name="P1"/>
      <text:p text:style-name="P1"/>
      <text:p text:style-name="P1">1. Etude de l'Existant :</text:p>
      <text:p text:style-name="P1"/>
      <text:p text:style-name="P1">Bibliographie</text:p>
      <text:p text:style-name="P1"/>
      <text:p text:style-name="P1">ZOTERO</text:p>
      <text:p text:style-name="P1"/>
      <text:p text:style-name="P1"/>
      <text:p text:style-name="P2">2. Problématique</text:p>
      <text:p text:style-name="P3"/>
      <text:p text:style-name="P6">Retirer des objets de taille variable (de petit à très grand) d'une image </text:p>
      <text:p text:style-name="P3"/>
      <text:p text:style-name="P8">Why Inpainting (example) : To recover lost blocks int transmission of images and videos </text:p>
      <text:p text:style-name="P2"/>
      <text:p text:style-name="P2">3. Démarche </text:p>
      <text:p text:style-name="P1"/>
      <text:p text:style-name="P5">-deux approches : Structural Reconstruciton <text:s/>/ Texture Synthesis </text:p>
      <text:p text:style-name="P5">-Les algos ne réunissant pas les deux approches ne sont adaptés qu'a des patchs de petites tailles <text:s/>pour ne pas créer d’artefacts. </text:p>
      <text:p text:style-name="P5">- Algos combinant les deux : adapté à toute taille de patchs mais plus difficiles a mettre en œuvre</text:p>
      <text:p text:style-name="P5">- Algos simple : suffisant pour restauration simple d'image mais défaillant pour supprimer des objets d'une image (ex : Bertalmio 2000 Image Inpainting Fig 9 ou 14 )</text:p>
      <text:p text:style-name="P5"/>
      <text:p text:style-name="P5">- <text:span text:style-name="T1">Simultaneaous structure and texture image inpainting : méthode décrite dans papier choisi. Désavantages : limité à des petites zones, flou introduit, lent</text:span></text:p>
      <text:p text:style-name="P5"/>
      <text:p text:style-name="P6">Méthode choisis pour implementation : </text:p>
      <text:p text:style-name="P6"/>
      <text:p text:style-name="P6">« Examplar based image Inpainting » &lt;==&gt; « Region Filling and Object Removal by Exemplar-Based Image Inpainting » - Criminisi 2003-2004</text:p>
      <text:p text:style-name="P6"/>
      <text:p text:style-name="P6"/>
      <text:p text:style-name="P7">Comparer avec les fonctions de Open CV : Inpaint ; GIMP : Resynthetizeu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5T14:25:03.967469189</meta:creation-date>
    <dc:date>2017-12-19T10:33:01.338962659</dc:date>
    <meta:editing-duration>PT2H26M34S</meta:editing-duration>
    <meta:editing-cycles>5</meta:editing-cycles>
    <meta:generator>LibreOffice/4.2.8.2$Linux_X86_64 LibreOffice_project/420m0$Build-2</meta:generator>
    <meta:document-statistic meta:table-count="0" meta:image-count="0" meta:object-count="0" meta:page-count="1" meta:paragraph-count="19" meta:word-count="184" meta:character-count="1139" meta:non-whitespace-character-count="966"/>
  </office:meta>
</office:document-meta>
</file>